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Palatino-Bold" svg:font-family="Palatino-Bold" style:font-family-generic="roman"/>
    <style:font-face style:name="Palatino-Roman" svg:font-family="Palatino-Roman" style:font-family-generic="roman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Palatino-Bold" style:font-size-asian="12pt" style:language-asian="none" style:country-asian="none" style:font-style-asian="normal" style:font-weight-asian="bold" style:font-name-complex="Palatino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Palatino-Roman" style:font-size-asian="12pt" style:language-asian="none" style:country-asian="none" style:font-style-asian="normal" style:font-weight-asian="normal" style:font-name-complex="Palatino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Palatino-Bold" style:font-size-asian="12pt" style:language-asian="none" style:country-asian="none" style:font-style-asian="normal" style:font-weight-asian="bold" style:font-name-complex="Palatino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Palatino-Roman" style:font-size-asian="12pt" style:language-asian="none" style:country-asian="none" style:font-style-asian="normal" style:font-weight-asian="normal" style:font-name-complex="Palatino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3"/>
        <table:table-row table:style-name="ro1"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IHDI(2021)</text:p>
          </table:table-cell>
          <table:table-cell table:style-name="ce6" office:value-type="string" calcext:value-type="string">
            <text:p>EF(2021)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9" office:value-type="float" office:value="0.851" calcext:value-type="float">
            <text:p>0.851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9" office:value-type="float" office:value="0.874" calcext:value-type="float">
            <text:p>0.874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9" office:value-type="float" office:value="0.701" calcext:value-type="float">
            <text:p>0.701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9" office:value-type="float" office:value="0.797" calcext:value-type="float">
            <text:p>0.79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0.85" calcext:value-type="float">
            <text:p>0.850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898" calcext:value-type="float">
            <text:p>0.898</text:p>
          </table:table-cell>
          <table:table-cell office:value-type="float" office:value="8.1" calcext:value-type="float">
            <text:p>8.1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0.829" calcext:value-type="float">
            <text:p>0.829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0.89" calcext:value-type="float">
            <text:p>0.890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825" calcext:value-type="float">
            <text:p>0.825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883" calcext:value-type="float">
            <text:p>0.883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0.791" calcext:value-type="float">
            <text:p>0.791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0.792" calcext:value-type="float">
            <text:p>0.792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0.915" calcext:value-type="float">
            <text:p>0.915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.886" calcext:value-type="float">
            <text:p>0.88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791" calcext:value-type="float">
            <text:p>0.79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0.792" calcext:value-type="float">
            <text:p>0.792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0.8" calcext:value-type="float">
            <text:p>0.800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.85" calcext:value-type="float">
            <text:p>0.850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0.849" calcext:value-type="float">
            <text:p>0.849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878" calcext:value-type="float">
            <text:p>0.878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908" calcext:value-type="float">
            <text:p>0.908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816" calcext:value-type="float">
            <text:p>0.816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773" calcext:value-type="float">
            <text:p>0.773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Republic of Cyprus</text:p>
          </table:table-cell>
          <table:table-cell table:style-name="ce9" office:value-type="float" office:value="0.819" calcext:value-type="float">
            <text:p>0.819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0.733" calcext:value-type="float">
            <text:p>0.733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0.803" calcext:value-type="float">
            <text:p>0.803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0.878" calcext:value-type="float">
            <text:p>0.878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788" calcext:value-type="float">
            <text:p>0.788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0.885" calcext:value-type="float">
            <text:p>0.885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894" calcext:value-type="float">
            <text:p>0.894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table:style-name="ce10" table:number-columns-repeated="3"/>
        </table:table-row>
      </table:table>
      <table:named-expressions/>
      <table:database-ranges>
        <table:database-range table:name="__Anonymous_Sheet_DB__0" table:target-range-address="Sheet1.A1:Sheet1.C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Palatino-Bold" svg:font-family="Palatino-Bold" style:font-family-generic="roman"/>
    <style:font-face style:name="Palatino-Roman" svg:font-family="Palatino-Roman" style:font-family-generic="roman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3" number:min-decimal-places="3" number:min-integer-digits="1" number:grouping="true"/>
    </number:number-style>
    <number:number-style style:name="N146">
      <number:number number:decimal-places="1" number:min-decimal-places="1" number:min-integer-digits="1" number:grouping="true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4:40:41.3719136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20:42:03.847128175</meta:creation-date>
    <dc:date>2024-04-25T13:49:53.961949753</dc:date>
    <meta:editing-duration>PT1H24M14S</meta:editing-duration>
    <meta:editing-cycles>26</meta:editing-cycles>
    <meta:generator>LibreOffice/24.2.2.2$MacOSX_AARCH64 LibreOffice_project/d56cc158d8a96260b836f100ef4b4ef25d6f1a01</meta:generator>
    <meta:document-statistic meta:table-count="1" meta:cell-count="93" meta:object-count="0"/>
  </office:meta>
</office:document-meta>
</file>